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5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6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27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34">
      <style:text-properties style:font-name="Verdana" fo:font-size="14pt" style:font-size-asian="14pt" style:font-size-complex="14pt"/>
    </style:style>
    <style:style style:name="P32" style:family="paragraph" style:parent-style-name="Table_20_Contents" style:list-style-name="L35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37">
      <style:text-properties style:font-name="Verdana" fo:font-size="14pt" style:font-size-asian="14pt" style:font-size-complex="14pt"/>
    </style:style>
    <style:style style:name="P35" style:family="paragraph" style:parent-style-name="Text_20_body" style:list-style-name="L33">
      <style:paragraph-properties fo:line-height="150%"/>
      <style:text-properties style:font-name="Arial" style:font-name-asian="Arial"/>
    </style:style>
    <style:style style:name="P3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6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blinking="false" fo:background-color="transparen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#ccff66" style:font-size-asian="15pt" style:font-size-complex="15pt"/>
    </style:style>
    <style:style style:name="T13" style:family="text">
      <style:text-properties style:text-line-through-style="none" style:text-underline-style="none" style:text-blinking="false" fo:background-color="transparent"/>
    </style:style>
    <style:style style:name="T14" style:family="text">
      <style:text-properties style:language-asian="ja" style:country-asian="JP"/>
    </style:style>
    <style:style style:name="T15" style:family="text">
      <style:text-properties fo:background-color="#33ff99"/>
    </style:style>
    <style:style style:name="T1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2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3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3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5950374018397578775" text:style-name="L1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==&gt; see memo (log file in “shortcut...”)</text:p>
            </text:list-item>
          </text:list>
        </text:list-item>
      </text:list>
      <text:p text:style-name="P8"/>
      <text:p text:style-name="P8">[next]</text:p>
      <text:list xml:id="list7203400579237904015" text:style-name="L2">
        <text:list-item>
          <text:p text:style-name="P39">TASK : COMP</text:p>
        </text:list-item>
      </text:list>
      <text:p text:style-name="P8">[further]</text:p>
      <text:p text:style-name="P15"><text:span text:style-name="T11"><text:line-break/></text:span><text:span text:style-name="T12">[/ XXX] 20200514_141625</text:span></text:p>
      <text:p text:style-name="P20"/>
      <text:p text:style-name="P14"/>
      <text:p text:style-name="P6"/>
      <text:p text:style-name="P8"><text:span text:style-name="T4">11.1_ X</text:span>---------------------------------------------------------------------------</text:p>
      <text:p text:style-name="P18">res free# JVEMV6 44#11.3_1.1_1 / 44. currency / 11. prog-mt4 / 3. ea / 1.1 ea-5.1 / 20200515_115452</text:p>
      <text:p text:style-name="P8"/>
      <text:p text:style-name="P8">[do] <text:span text:style-name="T1">#_ </text:span></text:p>
      <text:list xml:id="list4199334381408744761" text:style-name="L3">
        <text:list-item>
          <text:p text:style-name="P40"><text:soft-page-break/>REVIEW </text:p>
        </text:list-item>
        <text:list-item>
          <text:p text:style-name="P40">TASK-1 : start</text:p>
          <text:list>
            <text:list-item>
              <text:p text:style-name="P40"><text:span text:style-name="T1">#_ </text:span>T-1.1</text:p>
              <text:list>
                <text:list-item>
                  <text:p text:style-name="P40">DUP ==&gt; ea-4.mq4</text:p>
                </text:list-item>
                <text:list-item>
                  <text:p text:style-name="P40">func list</text:p>
                  <text:list>
                    <text:list-item>
                      <text:p text:style-name="P40">gen-func-list.bat // (C:\Users\iwabuchiken\AppData\Roaming\MetaQuotes\Terminal\34B08C83A5AAE27A4079DE708E60511E\MQL4\utils)</text:p>
                      <text:list>
                        <text:list-item>
                          <text:p text:style-name="P40">edit</text:p>
                        </text:list-item>
                      </text:list>
                    </text:list-item>
                  </text:list>
                </text:list-item>
                <text:list-item>
                  <text:p text:style-name="P40">compile ==&gt; OK</text:p>
                </text:list-item>
                <text:list-item>
                  <text:p text:style-name="P40">EXEC ==&gt; OK</text:p>
                </text:list-item>
              </text:list>
            </text:list-item>
            <text:list-item>
              <text:p text:style-name="P40">T-1.2 : new FUNC : dp_Dispatch(int idOf_DP) : bool</text:p>
              <text:list>
                <text:list-item>
                  <text:list>
                    <text:list-item>
                      <text:p text:style-name="P40">//_20200515_120722:tmp (ea-5.1.mq4)</text:p>
                    </text:list-item>
                    <text:list-item>
                      <text:p text:style-name="P40">libfx_dp_1.mqh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signature</text:p>
                    </text:list-item>
                    <text:list-item>
                      <text:p text:style-name="P40">labels</text:p>
                    </text:list-item>
                    <text:list-item>
                      <text:p text:style-name="P40">caller</text:p>
                    </text:list-item>
                  </text:list>
                </text:list-item>
                <text:list-item>
                  <text:p text:style-name="P40">COMPILE : OK</text:p>
                </text:list-item>
                <text:list-item>
                  <text:p text:style-name="P40">TEST :==&gt; OK</text:p>
                </text:list-item>
              </text:list>
            </text:list-item>
            <text:list-item>
              <text:p text:style-name="P40"><text:span text:style-name="T1">#_ </text:span>T-1.3 : libfx_dp_1.mqh ==&gt; funclist</text:p>
            </text:list-item>
            <text:list-item>
              <text:p text:style-name="P40">T-1.4 : func “dp_Dispatch” ==&gt; if sentence → coding</text:p>
              <text:list>
                <text:list-item>
                  <text:p text:style-name="P40"><text:span text:style-name="T1">#_ </text:span>CODE : //_20200515_123508:tmp</text:p>
                  <text:list>
                    <text:list-item>
                      <text:p text:style-name="P40">new FUNC : dp_5_1_PrevBar_BB_egt_2()</text:p>
                      <text:list>
                        <text:list-item>
                          <text:p text:style-name="P40"><text:span text:style-name="T1">#_ </text:span>sig</text:p>
                        </text:list-item>
                        <text:list-item>
                          <text:p text:style-name="P40"><text:span text:style-name="T1">#_ </text:span>labels</text:p>
                        </text:list-item>
                        <text:list-item>
                          <text:p text:style-name="P40"><text:span text:style-name="T1">#_ </text:span>caller</text:p>
                        </text:list-item>
                      </text:list>
                    </text:list-item>
                    <text:list-item>
                      <text:p text:style-name="P40">COMPILE ==&gt; OK</text:p>
                    </text:list-item>
                    <text:list-item>
                      <text:p text:style-name="P40"><text:span text:style-name="T1">#_ </text:span>TEST ==&gt; </text:p>
                      <text:list>
                        <text:list-item>
                          <text:p text:style-name="P40">==&gt; OK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CODE : actual lines : //_20200515_124341:tmp</text:p>
                </text:list-item>
                <text:list-item>
                  <text:p text:style-name="P40">COMPILE : OK</text:p>
                </text:list-item>
                <text:list-item>
                  <text:p text:style-name="P40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339041176427361696" text:style-name="L4">
        <text:list-item>
          <text:p text:style-name="P41">TASK : TASKS-22</text:p>
        </text:list-item>
      </text:list>
      <text:p text:style-name="P8">[further]</text:p>
      <text:p text:style-name="P15"><text:span text:style-name="T11"><text:line-break/></text:span><text:span text:style-name="T12">[/ XXX] 20200515_125731</text:span></text:p>
      <text:p text:style-name="P20"/>
      <text:p text:style-name="P9"><text:span text:style-name="T3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2368045" text:continue-list="list5950374018397578775" text:style-name="L1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T-1.1 : steps</text:p>
              <text:list>
                <text:list-item>
                  <text:p text:style-name="P38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2367198" text:continue-numbering="true" text:style-name="L1">
        <text:list-item>
          <text:list>
            <text:list-item>
              <text:list>
                <text:list-item>
                  <text:p text:style-name="P38">note</text:p>
                  <text:list>
                    <text:list-item>
                      <text:p text:style-name="P38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23769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8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83916275196820799" text:style-name="L5">
        <text:list-item>
          <text:p text:style-name="P42">TASK</text:p>
        </text:list-item>
      </text:list>
      <text:p text:style-name="P8"><text:soft-page-break/>[further]</text:p>
      <text:p text:style-name="P15"><text:span text:style-name="T11"><text:line-break/></text:span><text:span text:style-name="T12">[/ XXX] </text:span></text:p>
      <text:p text:style-name="P20"/>
      <text:p text:style-name="P14"/>
      <text:p text:style-name="P8"><text:span text:style-name="T4">10.4_X</text:span>---------------------------------------------------------------------------</text:p>
      <text:p text:style-name="P18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948630126426404304" text:style-name="L6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steps</text:p>
              <text:list>
                <text:list-item>
                  <text:p text:style-name="P43">gen : trade report</text:p>
                  <text:list>
                    <text:list-item>
                      <text:p text:style-name="P43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3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3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2364498" text:continue-numbering="true" text:style-name="L6">
        <text:list-item>
          <text:list>
            <text:list-item>
              <text:list>
                <text:list-item>
                  <text:p text:style-name="P43">PROBLEM : “'$cntOf_Ticket_Num_Match : 0'”</text:p>
                  <text:list>
                    <text:list-item>
                      <text:p text:style-name="P43"><text:soft-page-break/>TRY-1</text:p>
                      <text:list>
                        <text:list-item>
                          <text:p text:style-name="P43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3">sheet</text:p>
                  <text:list>
                    <text:list-item>
                      <text:p text:style-name="P43">log_JVE_44_10_3_4.[session-3].ods</text:p>
                    </text:list-item>
                    <text:list-item>
                      <text:p text:style-name="P43">DUP : tab “4”</text:p>
                    </text:list-item>
                    <text:list-item>
                      <text:p text:style-name="P43">delete : entries</text:p>
                    </text:list-item>
                    <text:list-item>
                      <text:p text:style-name="P43">C/P : file content</text:p>
                    </text:list-item>
                    <text:list-item>
                      <text:p text:style-name="P43">DUP : tab ==&gt; “5.1”</text:p>
                    </text:list-item>
                    <text:list-item>
                      <text:p text:style-name="P43">entries ==&gt; sort : BB-loc.-1 ~ -3</text:p>
                    </text:list-item>
                  </text:list>
                </text:list-item>
              </text:list>
            </text:list-item>
            <text:list-item>
              <text:p text:style-name="P43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4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2384242" text:continue-numbering="true" text:style-name="L6">
        <text:list-item>
          <text:list>
            <text:list-item>
              <text:p text:style-name="P43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4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2981864305777216632" text:style-name="L7">
              <text:list-item>
                <text:p text:style-name="P23">この sequence は、プラスか？</text:p>
                <text:list>
                  <text:list-item>
                    <text:p text:style-name="P25">4-4-4-2-2 (A-Z order)</text:p>
                  </text:list-item>
                </text:list>
              </text:list-item>
              <text:list-item>
                <text:p text:style-name="P23">この sequence は、マイナスか？</text:p>
                <text:list>
                  <text:list-item>
                    <text:p text:style-name="P23">2-2-2-2 (A-Z order)</text:p>
                  </text:list-item>
                </text:list>
              </text:list-item>
            </text:list>
          </table:table-cell>
        </table:table-row>
      </table:table>
      <text:list xml:id="list32394163" text:continue-list="list32384242" text:style-name="L6">
        <text:list-item>
          <text:list>
            <text:list-item>
              <text:p text:style-name="P43"/>
            </text:list-item>
          </text:list>
        </text:list-item>
      </text:list>
      <text:p text:style-name="P8"/>
      <text:p text:style-name="P8">[next]</text:p>
      <text:list xml:id="list5995787636014055410" text:style-name="L8">
        <text:list-item>
          <text:p text:style-name="P44"><text:soft-page-break/>TASK : slice bar data file ==&gt; </text:p>
          <text:list>
            <text:list-item>
              <text:p text:style-name="P44">TASKS-13</text:p>
            </text:list-item>
          </text:list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1"/>
      <text:p text:style-name="P14"/>
      <text:p text:style-name="P8"><text:span text:style-name="T4">13.X_X</text:span>---------------------------------------------------------------------------</text:p>
      <text:p text:style-name="P18">res free# JVEMV6 44#13.24_1 / 44. currency / 13. TASKS / 24. gen-technical-data / 20200518_124246</text:p>
      <text:p text:style-name="P6"/>
      <text:p text:style-name="P8">[do] <text:span text:style-name="T1">#_ </text:span></text:p>
      <text:list xml:id="list8114016995866223872" text:style-name="L9">
        <text:list-item>
          <text:p text:style-name="P45">REVIEW </text:p>
        </text:list-item>
        <text:list-item>
          <text:p text:style-name="P45">TASK-1</text:p>
          <text:list>
            <text:list-item>
              <text:list>
                <text:list-item>
                  <text:p text:style-name="P45">//_20200518_124428:tmp (init())</text:p>
                </text:list-item>
                <text:list-item>
                  <text:p text:style-name="P45">//_20200428_144229:head</text:p>
                </text:list-item>
                <text:list-item>
                  <text:p text:style-name="P45">//_20200518_124948:tmp ==&gt; data : body</text:p>
                </text:list-item>
                <text:list-item>
                  <text:p text:style-name="P45">//_20200518_125012:tmp ==&gt; data : header</text:p>
                </text:list-item>
              </text:list>
            </text:list-item>
            <text:list-item>
              <text:p text:style-name="P45"><text:span text:style-name="T1">#_ </text:span>T-1.1 : data : body ==&gt; MFI</text:p>
              <text:list>
                <text:list-item>
                  <text:p text:style-name="P45"><text:span text:style-name="T1">#_ </text:span>CODE</text:p>
                  <text:list>
                    <text:list-item>
                      <text:p text:style-name="P45">TEST ==&gt; OK</text:p>
                    </text:list-item>
                  </text:list>
                </text:list-item>
                <text:list-item>
                  <text:p text:style-name="P45"><text:span text:style-name="T1">#_ </text:span>CODE : normalize double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<text:span text:style-name="T1">#_ </text:span>T-1.2 : data : body ==&gt; RSI</text:p>
              <text:list>
                <text:list-item>
                  <text:p text:style-name="P45">CODE : //_20200518_131109:tmp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3 : data : body ==&gt; Force</text:p>
              <text:list>
                <text:list-item>
                  <text:p text:style-name="P45">CODE : //_20200518_132500:tmp</text:p>
                  <text:list>
                    <text:list-item>
                      <text:p text:style-name="P45">==&gt; OK</text:p>
                    </text:list-item>
                  </text:list>
                </text:list-item>
                <text:list-item>
                  <text:p text:style-name="P45"><text:soft-page-break/>CODE</text:p>
                  <text:list>
                    <text:list-item>
                      <text:p text:style-name="P45">Force ==&gt; period → to 20</text:p>
                    </text:list-item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4 : sheet</text:p>
              <text:list>
                <text:list-item>
                  <text:p text:style-name="P45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39744673613239720" text:style-name="L10">
        <text:list-item>
          <text:p text:style-name="P46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14"/>
      <text:p text:style-name="P10"/>
      <text:p text:style-name="P8"><text:span text:style-name="T4">13.26_X</text:span>---------------------------------------------------------------------------</text:p>
      <text:p text:style-name="P18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295082527484162047" text:style-name="L11">
        <text:list-item>
          <text:p text:style-name="P47">REVIEW </text:p>
        </text:list-item>
        <text:list-item>
          <text:p text:style-name="P47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4">ref : </text:span><text:span text:style-name="T9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2385610" text:continue-numbering="true" text:style-name="L11">
        <text:list-item>
          <text:list>
            <text:list-item>
              <text:p text:style-name="P47">T-1.1 : controller</text:p>
              <text:list>
                <text:list-item>
                  <text:p text:style-name="P47"><text:soft-page-break/>CODE : new FUNC : “tasks_26_Gen_Combined_Trade_Result_List”</text:p>
                </text:list-item>
                <text:list-item>
                  <text:p text:style-name="P47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236619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7">==&gt; OK : “Missing View”</text:p>
                    </text:list-item>
                  </text:list>
                </text:list-item>
              </text:list>
            </text:list-item>
            <text:list-item>
              <text:p text:style-name="P47">T-1.2 : view</text:p>
              <text:list>
                <text:list-item>
                  <text:p text:style-name="P47">DUP : util_3___gen__trading__result__list.ctp</text:p>
                </text:list-item>
                <text:list-item>
                  <text:p text:style-name="P47">edit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logic</text:p>
              <text:list>
                <text:list-item>
                  <text:p text:style-name="P47">//_20200519_191713:tmp (\Controller\FxUtilitiesController.php)</text:p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8">[next]</text:p>
      <text:list xml:id="list3021136140098544959" text:style-name="L12">
        <text:list-item>
          <text:p text:style-name="P48">TASK : cont. (TASKS-26)</text:p>
          <text:list>
            <text:list-item>
              <text:p text:style-name="P48">//_20200519_192026:next</text:p>
            </text:list-item>
          </text:list>
        </text:list-item>
      </text:list>
      <text:p text:style-name="P8">[further]</text:p>
      <text:p text:style-name="P15"><text:span text:style-name="T11"><text:line-break/></text:span><text:span text:style-name="T12">[/ XXX] 20200519_192120</text:span></text:p>
      <text:p text:style-name="P20"/>
      <text:p text:style-name="P14"/>
      <text:p text:style-name="P10"/>
      <text:p text:style-name="P8"><text:span text:style-name="T4">13.26_X</text:span>---------------------------------------------------------------------------</text:p>
      <text:p text:style-name="P18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5621441640771429051" text:style-name="L13">
        <text:list-item>
          <text:p text:style-name="P49">REVIEW </text:p>
        </text:list-item>
        <text:list-item>
          <text:p text:style-name="P49"><text:soft-page-break/>TASK-1 : cont. (TASKS-26)</text:p>
          <text:list>
            <text:list-item>
              <text:list>
                <text:list-item>
                  <text:p text:style-name="P49">//_20200519_192026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 : upto ==&gt; get list of keywords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1.2 : upto current ==&gt; to a function</text:p>
              <text:list>
                <text:list-item>
                  <text:p text:style-name="P49">CODE : </text:p>
                  <text:list>
                    <text:list-item>
                      <text:p text:style-name="P49">new FUNC ==&gt; “tasks_26_Gen_Combined_Trade_Result_List__Get_Keyword_List”</text:p>
                    </text:list-item>
                  </text:list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T-1.3 : build ==&gt; url 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4322962602515899863" text:style-name="L14">
              <text:list-item>
                <text:p text:style-name="P26">ticket data : dpath</text:p>
                <text:list>
                  <text:list-item>
                    <text:p text:style-name="P26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6">ticket data : fname</text:p>
                <text:list>
                  <text:list-item>
                    <text:p text:style-name="P26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6">statement file : file name</text:p>
                <text:list>
                  <text:list-item>
                    <text:p text:style-name="P26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2389353" text:continue-list="list5621441640771429051" text:style-name="L13">
        <text:list-item>
          <text:list>
            <text:list-item>
              <text:p text:style-name="P49"><text:soft-page-break/></text:p>
            </text:list-item>
          </text:list>
        </text:list-item>
      </text:list>
      <text:p text:style-name="P8"/>
      <text:p text:style-name="P8">[next]</text:p>
      <text:list xml:id="list5983934170870480545" text:style-name="L15">
        <text:list-item>
          <text:p text:style-name="P50">TASK : TASKS-26</text:p>
        </text:list-item>
      </text:list>
      <text:p text:style-name="P8">[further]</text:p>
      <text:p text:style-name="P15"><text:span text:style-name="T11"><text:line-break/></text:span><text:span text:style-name="T12">[/ XXX] 20200520_163236</text:span></text:p>
      <text:p text:style-name="P10"/>
      <text:p text:style-name="P10"/>
      <text:p text:style-name="P8"><text:span text:style-name="T4">13.26_X</text:span>---------------------------------------------------------------------------</text:p>
      <text:p text:style-name="P18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287044119735500729" text:style-name="L16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T-1.1</text:p>
              <text:list>
                <text:list-item>
                  <text:p text:style-name="P51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563733546631628267" text:style-name="L17">
        <text:list-item>
          <text:p text:style-name="P52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10"/>
      <text:p text:style-name="P14"/>
      <text:p text:style-name="P10"/>
      <text:p text:style-name="P8"><text:soft-page-break/><text:span text:style-name="T4">13.26_X</text:span>---------------------------------------------------------------------------</text:p>
      <text:p text:style-name="P18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068862755441812451" text:style-name="L18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5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2395434" text:continue-numbering="true" text:style-name="L18">
        <text:list-item>
          <text:list>
            <text:list-item>
              <text:p text:style-name="P53"/>
            </text:list-item>
          </text:list>
        </text:list-item>
      </text:list>
      <text:p text:style-name="P8"/>
      <text:p text:style-name="P8"><text:soft-page-break/>[next]</text:p>
      <text:list xml:id="list2649161491041486049" text:style-name="L19">
        <text:list-item>
          <text:p text:style-name="P54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14"/>
      <text:p text:style-name="P7"/>
      <text:p text:style-name="P8"><text:span text:style-name="T4">13.27_X</text:span>---------------------------------------------------------------------------</text:p>
      <text:p text:style-name="P18">res free# JVEMV6 44#13.27_1 / 44. currency / 13. TASKS / 27. observe-trade-result-list / 20200520_163451</text:p>
      <text:p text:style-name="P6"/>
      <text:p text:style-name="P8">[do] <text:span text:style-name="T1">#_ </text:span></text:p>
      <text:list xml:id="list4746377697139972272" text:style-name="L20">
        <text:list-item>
          <text:p text:style-name="P55">REVIEW </text:p>
        </text:list-item>
        <text:list-item>
          <text:p text:style-name="P55">TASK-1 : prep ==&gt; sheet</text:p>
          <text:list>
            <text:list-item>
              <text:p text:style-name="P55">T-1.1</text:p>
              <text:list>
                <text:list-item>
                  <text:p text:style-name="P55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418248768468634172" text:style-name="L21">
              <text:list-item>
                <text:p text:style-name="P27">DUP tab</text:p>
              </text:list-item>
              <text:list-item>
                <text:p text:style-name="P27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106955976524255284" text:style-name="L22">
              <text:list-item>
                <text:p text:style-name="P28">tab “X” : BB-loc.-1 ~ -3 ==&gt; col : BW – BV – BU</text:p>
              </text:list-item>
              <text:list-item>
                <text:p text:style-name="P28">tab “X.1” : profit ==&gt; col : CH</text:p>
              </text:list-item>
            </text:list>
          </table:table-cell>
        </table:table-row>
      </table:table>
      <text:list xml:id="list32387156" text:continue-list="list4746377697139972272" text:style-name="L20">
        <text:list-item>
          <text:p text:style-name="P55"><text:soft-page-break/>TASK-2 : OBSERVE</text:p>
          <text:list>
            <text:list-item>
              <text:p text:style-name="P55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7024654314616868141" text:style-name="L23">
              <text:list-item>
                <text:p text:style-name="P29">2-2-2 ==&gt; </text:p>
                <text:list>
                  <text:list-item>
                    <text:p text:style-name="P29">total = 52</text:p>
                  </text:list-item>
                  <text:list-item>
                    <text:p text:style-name="P29">2-2-2 ==&gt; 3</text:p>
                  </text:list-item>
                  <text:list-item>
                    <text:p text:style-name="P29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7259505869050336516" text:style-name="L24">
              <text:list-item>
                <text:p text:style-name="P30">2-2-2</text:p>
                <text:list>
                  <text:list-item>
                    <text:p text:style-name="P30">total = 66</text:p>
                  </text:list-item>
                  <text:list-item>
                    <text:p text:style-name="P30">2-2-2 ==&gt; 5</text:p>
                    <text:list>
                      <text:list-item>
                        <text:p text:style-name="P30">plus =&gt; 2</text:p>
                      </text:list-item>
                      <text:list-item>
                        <text:p text:style-name="P30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2376866" text:continue-list="list32387156" text:style-name="L20">
        <text:list-item>
          <text:list>
            <text:list-item>
              <text:p text:style-name="P55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4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4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2381472" text:continue-numbering="true" text:style-name="L20">
        <text:list-item>
          <text:list>
            <text:list-item>
              <text:p text:style-name="P55"/>
            </text:list-item>
          </text:list>
        </text:list-item>
      </text:list>
      <text:p text:style-name="P8"/>
      <text:p text:style-name="P8">[next]</text:p>
      <text:list xml:id="list229337445776731143" text:style-name="L25">
        <text:list-item>
          <text:p text:style-name="P56">TASK-1</text:p>
          <text:list>
            <text:list-item>
              <text:p text:style-name="P56">this : THOUGHTS-2</text:p>
            </text:list-item>
          </text:list>
        </text:list-item>
        <text:list-item>
          <text:p text:style-name="P56">TASK-2 : <text:span text:style-name="T14">13.27</text:span></text:p>
          <text:list>
            <text:list-item>
              <text:p text:style-name="P56">==&gt; 5/19<text:span text:style-name="T14">の分</text:span></text:p>
            </text:list-item>
          </text:list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14"/>
      <text:p text:style-name="P8"><text:span text:style-name="T4">13.28_X</text:span>---------------------------------------------------------------------------</text:p>
      <text:p text:style-name="P18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5867270171942353046" text:style-name="L26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7">T-1.1 : review file</text:p>
              <text:list>
                <text:list-item>
                  <text:p text:style-name="P57">CODE</text:p>
                  <text:list>
                    <text:list-item>
                      <text:p text:style-name="P57">init() ==&gt; setup() ==&gt; </text:p>
                      <text:list>
                        <text:list-item>
                          <text:p text:style-name="P57">//_20200521_144515:tmp</text:p>
                        </text:list-item>
                      </text:list>
                    </text:list-item>
                    <text:list-item>
                      <text:p text:style-name="P57">exec()</text:p>
                      <text:list>
                        <text:list-item>
                          <text:p text:style-name="P57">get_BasicData_with_RSI_BB_MFI (utils.mqh)</text:p>
                          <text:list>
                            <text:list-item>
                              <text:p text:style-name="P57">_get_FNAME</text:p>
                            </text:list-item>
                            <text:list-item>
                              <text:p text:style-name="P57">get_AryOf_RSI_BB_MFI</text:p>
                            </text:list-item>
                            <text:list-item>
                              <text:p text:style-name="P57">write2File_AryOf_BasicData_With_RSI_BB_MFI</text:p>
                            </text:list-item>
                            <text:list-item>
                              <text:p text:style-name="P57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T-1.2 : add column ==&gt; “force”</text:p>
              <text:list>
                <text:list-item>
                  <text:p text:style-name="P57">current : “no;Open;High;Low;Close;RSI;MFI;BB.2s;BB.1s;BB.main;BB.-1s;BB.-2s;Diff;High/Low;datetime”</text:p>
                </text:list-item>
                <text:list-item>
                  <text:p text:style-name="P57">new :</text:p>
                  <text:list>
                    <text:list-item>
                      <text:p text:style-name="P57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7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7">T-1.3 : edit ==&gt; get_AryOf_RSI_BB_MFI</text:p>
              <text:list>
                <text:list-item>
                  <text:p text:style-name="P57">//_20200521_145524:tmp</text:p>
                  <text:list>
                    <text:list-item>
                      <text:p text:style-name="P57">dec<text:span text:style-name="T14">lare var</text:span></text:p>
                    </text:list-item>
                  </text:list>
                </text:list-item>
                <text:list-item>
                  <text:p text:style-name="P57">//_20200521_145459:tmp (utils.mqh)</text:p>
                  <text:list>
                    <text:list-item>
                      <text:p text:style-name="P57"><text:soft-page-break/>set val</text:p>
                    </text:list-item>
                  </text:list>
                </text:list-item>
                <text:list-item>
                  <text:p text:style-name="P57">“AryOf_Data” ==&gt; add “Force” val</text:p>
                  <text:list>
                    <text:list-item>
                      <text:p text:style-name="P57">change ==&gt; param : array length</text:p>
                      <text:list>
                        <text:list-item>
                          <text:p text:style-name="P57">//_20200521_150611:tmp</text:p>
                        </text:list-item>
                        <text:list-item>
                          <text:p text:style-name="P57">11 → 12</text:p>
                        </text:list-item>
                      </text:list>
                    </text:list-item>
                    <text:list-item>
                      <text:p text:style-name="P57">change ==&gt; caller line</text:p>
                      <text:list>
                        <text:list-item>
                          <text:p text:style-name="P57">//_20200521_150728:tmp (func caller)</text:p>
                        </text:list-item>
                        <text:list-item>
                          <text:p text:style-name="P57">//20200521_150747:tmp ==&gt; dec<text:span text:style-name="T14">lare array</text:span></text:p>
                          <text:list>
                            <text:list-item>
                              <text:p text:style-name="P57"><text:span text:style-name="T2">#_ </text:span><text:span text:style-name="T14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<text:span text:style-name="T2">#_ </text:span>add val : in-func lines</text:p>
                      <text:list>
                        <text:list-item>
                          <text:p text:style-name="P57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T-1.4 : edit ==&gt; write2File_AryOf_BasicData_With_RSI_BB_MFI</text:p>
              <text:list>
                <text:list-item>
                  <text:p text:style-name="P57">CODE </text:p>
                  <text:list>
                    <text:list-item>
                      <text:p text:style-name="P57"><text:span text:style-name="T2">#_ </text:span>header : _file_write__header_With_RSI_BB_MFI</text:p>
                      <text:list>
                        <text:list-item>
                          <text:p text:style-name="P57">caller : //_20200521_151117:tmp</text:p>
                        </text:list-item>
                        <text:list-item>
                          <text:p text:style-name="P57"><text:span text:style-name="T2">#_ </text:span>in-func line</text:p>
                          <text:list>
                            <text:list-item>
                              <text:p text:style-name="P57">//_20200521_151203:tmp</text:p>
                            </text:list-item>
                            <text:list-item>
                              <text:p text:style-name="P57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<text:span text:style-name="T2">#_ </text:span>“write : data”</text:p>
                      <text:list>
                        <text:list-item>
                          <text:p text:style-name="P57">//_20200521_151335:tmp ==&gt; section</text:p>
                        </text:list-item>
                        <text:list-item>
                          <text:p text:style-name="P57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T-1.5 : TEST</text:p>
              <text:list>
                <text:list-item>
                  <text:p text:style-name="P57"><text:span text:style-name="T2">#_ </text:span>COMPILE </text:p>
                </text:list-item>
                <text:list-item>
                  <text:p text:style-name="P57">EXEC : obs_49_8.(A-J).(M5-55000).mq4</text:p>
                  <text:list>
                    <text:list-item>
                      <text:p text:style-name="P57">==&gt; <text:span text:style-name="T14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403256061025835255" text:style-name="L27">
        <text:list-item>
          <text:p text:style-name="P58">TASK : <text:s/><text:span text:style-name="T4">44#13.28</text:span></text:p>
          <text:list>
            <text:list-item>
              <text:p text:style-name="P58">php coding</text:p>
            </text:list-item>
          </text:list>
        </text:list-item>
      </text:list>
      <text:p text:style-name="P8">[further]</text:p>
      <text:p text:style-name="P15"><text:soft-page-break/><text:span text:style-name="T11"><text:line-break/></text:span><text:span text:style-name="T12">[/ XXX] </text:span></text:p>
      <text:p text:style-name="P20"/>
      <text:p text:style-name="P14"/>
      <text:p text:style-name="P8"><text:span text:style-name="T4">13.28_2</text:span>---------------------------------------------------------------------------</text:p>
      <text:p text:style-name="P18">res free# JVEMV6 44#13.28_3 / 44. currency / 13. TASKS / 28. gen-raw-data-more-data / 20200522_113911</text:p>
      <text:p text:style-name="P8"/>
      <text:p text:style-name="P18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821540568753065323" text:style-name="L38">
        <text:list-item>
          <text:p text:style-name="P62">REVIEW </text:p>
        </text:list-item>
        <text:list-item>
          <text:p text:style-name="P62">TASK-1 : <text:s/><text:span text:style-name="T4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2366315" text:continue-numbering="true" text:style-name="L3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32174660144176274" text:style-name="L28">
        <text:list-item>
          <text:p text:style-name="P68"><text:span text:style-name="T10">TASK : TASKS-28.1 : “</text:span><text:span text:style-name="T17">get_ListOf_BarDatas</text:span><text:span text:style-name="T10">” ==&gt; DUP</text:span></text:p>
          <text:list>
            <text:list-item>
              <text:p text:style-name="P68">//_20200105_171836:head (\Lib\utils\libfx.php)</text:p>
            </text:list-item>
          </text:list>
        </text:list-item>
      </text:list>
      <text:p text:style-name="P8">[further]</text:p>
      <text:p text:style-name="P15"><text:span text:style-name="T11"><text:line-break/></text:span><text:span text:style-name="T12">[/ XXX] 20200522_121518</text:span></text:p>
      <text:p text:style-name="P20"/>
      <text:p text:style-name="P8"><text:span text:style-name="T16">@@@</text:span></text:p>
      <text:p text:style-name="P10"/>
      <text:p text:style-name="P8"><text:span text:style-name="T4">13.28.1_1</text:span>---------------------------------------------------------------------------</text:p>
      <text:p text:style-name="P18">res free# JVEMV6 44#13.28.1_2 / 44. currency / 13. TASKS / 28.1 func_get_ListOf_BarDatas__V2() / XXX</text:p>
      <text:p text:style-name="P10"/>
      <text:p text:style-name="P8">[do] <text:span text:style-name="T1">#_ </text:span></text:p>
      <text:list xml:id="list32377739" text:continue-list="list32376914" text:style-name="L1">
        <text:list-item>
          <text:p text:style-name="P38">REVIEW </text:p>
        </text:list-item>
        <text:list-item>
          <text:p text:style-name="P38">TASK-1</text:p>
        </text:list-item>
      </text:list>
      <text:p text:style-name="P8"/>
      <text:p text:style-name="P8">[next]</text:p>
      <text:list xml:id="list7062482176815943928" text:style-name="L39">
        <text:list-item>
          <text:p text:style-name="P63">TASK</text:p>
        </text:list-item>
      </text:list>
      <text:p text:style-name="P8">[further]</text:p>
      <text:p text:style-name="P15"><text:soft-page-break/><text:span text:style-name="T11"><text:line-break/></text:span><text:span text:style-name="T12">[/ XXX] </text:span></text:p>
      <text:p text:style-name="P20"/>
      <text:p text:style-name="P10"/>
      <text:p text:style-name="P10"/>
      <text:p text:style-name="P8"><text:span text:style-name="T4">13.25_X</text:span>---------------------------------------------------------------------------</text:p>
      <text:p text:style-name="P18">res free# JVEMV6 44#13.25_1 / 44. currency / 13. TASKS / 25. gen-stats-data-to-log-file / XXX</text:p>
      <text:p text:style-name="P6"/>
      <text:p text:style-name="P8">[do] <text:span text:style-name="T1">#_ </text:span></text:p>
      <text:list xml:id="list32379737" text:continue-list="list32377739" text:style-name="L1">
        <text:list-item>
          <text:p text:style-name="P38">REVIEW </text:p>
        </text:list-item>
        <text:list-item>
          <text:p text:style-name="P38">TASK-1</text:p>
        </text:list-item>
      </text:list>
      <text:p text:style-name="P8"/>
      <text:p text:style-name="P8">[next]</text:p>
      <text:list xml:id="list9147256608726479368" text:style-name="L29">
        <text:list-item>
          <text:p text:style-name="P59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10"/>
      <text:p text:style-name="P6"/>
      <text:p text:style-name="P9"><text:span text:style-name="T3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2380837" text:continue-list="list32379737" text:style-name="L1">
        <text:list-item>
          <text:p text:style-name="P38">REVIEW </text:p>
        </text:list-item>
        <text:list-item>
          <text:p text:style-name="P38">TASK-1 : TASKS-13 (cont.)</text:p>
          <text:list>
            <text:list-item>
              <text:list>
                <text:list-item>
                  <text:p text:style-name="P38">//_20200504_170156:next ( <text:s/>lib_fx_admin.php )</text:p>
                </text:list-item>
                <text:list-item>
                  <text:p text:style-name="P38"><text:soft-page-break/>==&gt; delete : debug return line</text:p>
                </text:list-item>
                <text:list-item>
                  <text:p text:style-name="P38">==&gt; see sliced weeks dates → as intended ?</text:p>
                </text:list-item>
              </text:list>
            </text:list-item>
            <text:list-item>
              <text:p text:style-name="P38"/>
            </text:list-item>
          </text:list>
        </text:list-item>
      </text:list>
      <text:p text:style-name="P8"/>
      <text:p text:style-name="P8">[next]</text:p>
      <text:list xml:id="list7231062138802995949" text:style-name="L30">
        <text:list-item>
          <text:p text:style-name="P60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20"/>
      <text:p text:style-name="P10"/>
      <text:p text:style-name="P6"/>
      <text:p text:style-name="P6">------------------------------------------------ [TEMPLATE] 20191224_144528</text:p>
      <text:p text:style-name="P8"><text:span text:style-name="T4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8">[do] <text:span text:style-name="T1">#_ </text:span></text:p>
      <text:list xml:id="list32385433" text:continue-list="list32380837" text:style-name="L1">
        <text:list-item>
          <text:p text:style-name="P38">REVIEW </text:p>
        </text:list-item>
        <text:list-item>
          <text:p text:style-name="P38">TASK-1</text:p>
        </text:list-item>
      </text:list>
      <text:p text:style-name="P8"/>
      <text:p text:style-name="P8">[next]</text:p>
      <text:list xml:id="list4615541238456082940" text:style-name="L31">
        <text:list-item>
          <text:p text:style-name="P61">TASK</text:p>
        </text:list-item>
      </text:list>
      <text:p text:style-name="P8">[further]</text:p>
      <text:p text:style-name="P15"><text:span text:style-name="T11"><text:line-break/></text:span><text:span text:style-name="T12">[/ XXX] </text:span></text:p>
      <text:p text:style-name="P20"/>
      <text:p text:style-name="P20"/>
      <text:p text:style-name="P20"/>
      <text:p text:style-name="P6"><text:soft-page-break/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3218722338289784497" text:style-name="L32">
        <text:list-item>
          <text:p text:style-name="P6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375153" text:continue-numbering="true" text:style-name="L32">
        <text:list-item>
          <text:p text:style-name="P64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5501973228466501365" text:style-name="L33">
        <text:list-item>
          <text:p text:style-name="P3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290441090152631300" text:style-name="L34">
              <text:list-item>
                <text:p text:style-name="P31">M – w &gt; a (new window)</text:p>
              </text:list-item>
              <text:list-item>
                <text:p text:style-name="P31">doc 2 : select → session number</text:p>
              </text:list-item>
              <text:list-item>
                <text:p text:style-name="P31">doc 1</text:p>
                <text:list>
                  <text:list-item>
                    <text:p text:style-name="P31">DUP → template</text:p>
                  </text:list-item>
                  <text:list-item>
                    <text:p text:style-name="P31">session num → paste</text:p>
                  </text:list-item>
                </text:list>
              </text:list-item>
              <text:list-item>
                <text:p text:style-name="P31">doc 2 : select → session string</text:p>
              </text:list-item>
              <text:list-item>
                <text:p text:style-name="P3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358364557328235141" text:style-name="L35">
              <text:list-item>
                <text:p text:style-name="P32">commit</text:p>
                <text:list>
                  <text:list-item>
                    <text:p text:style-name="P32">jve</text:p>
                  </text:list-item>
                  <text:list-item>
                    <text:p text:style-name="P3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4909530800687172479" text:style-name="L36">
              <text:list-item>
                <text:p text:style-name="P33">doc 1 : select → git push, echo</text:p>
              </text:list-item>
              <text:list-item>
                <text:p text:style-name="P3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5.A2" office:value-type="string">
            <text:p text:style-name="P19">echo.&gt;&gt; C:\Users\iwabuchiken\Desktop\shortcuts_docs\start_log_JVE_44_10_2.[fx-<text:soft-page-break/>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989679017020249211" text:style-name="L37">
              <text:list-item>
                <text:p text:style-name="P34">eclipse</text:p>
              </text:list-item>
              <text:list-item>
                <text:p text:style-name="P34">mt4</text:p>
              </text:list-item>
              <text:list-item>
                <text:p text:style-name="P34">folders</text:p>
              </text:list-item>
              <text:list-item>
                <text:p text:style-name="P34">sakura files</text:p>
              </text:list-item>
              <text:list-item>
                <text:p text:style-name="P34">docs</text:p>
              </text:list-item>
            </text:list>
          </table:table-cell>
        </table:table-row>
      </table:table>
      <text:list xml:id="list32395845" text:continue-list="list5501973228466501365" text:style-name="L33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379500" text:continue-numbering="true" text:style-name="L33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9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2392974" text:continue-numbering="true" text:style-name="L33">
        <text:list-item>
          <text:p text:style-name="P35">move “<text:span text:style-name="T5">@@@</text:span>”</text:p>
        </text:list-item>
        <text:list-item>
          <text:p text:style-name="P65">DUP : template</text:p>
        </text:list-item>
      </text:list>
      <text:p text:style-name="P6"/>
      <text:p text:style-name="P6">/ <text:span text:style-name="T6">------------------------------------------------------- [STEPS : closing] 20191220_142139 /</text:span></text:p>
      <text:p text:style-name="P13"/>
      <text:p text:style-name="P12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2T12:16:25.64</dc:date>
    <dc:creator>iwabuchi ken</dc:creator>
    <meta:editing-duration>P5DT22H36M36S</meta:editing-duration>
    <meta:editing-cycles>728</meta:editing-cycles>
    <meta:generator>OpenOffice/4.1.3$Win32 OpenOffice.org_project/413m1$Build-9783</meta:generator>
    <meta:document-statistic meta:table-count="18" meta:image-count="0" meta:object-count="3" meta:page-count="24" meta:paragraph-count="492" meta:word-count="1886" meta:character-count="157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